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"I can't believe you've slain not only Gashkull,
but that Hellish King just now..."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"You kids really are full of surprises..."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"You have my sincere thanks. I don't have
enough words to express my gratitude."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"This poor village cannot afford much to
gift you with either, but we were able to
scrape together a modest reward for you."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"It's all lined up right outside for you,
so please take whatever you'd like."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4T17:16:26+01:00</meta:creation-date>
    <dc:date>2020-01-04T17:16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